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list-style-name="L1">
      <style:text-properties fo:language="fr" fo:country="F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nd je suis allée chercher le journal tôt le matin, je savais que quelque chose n'allait pas bien. J'ai feuilleté la première page du journal et immédiatement j'ai vu quelque chose d'horrible. Je ne croyais pas à ce que je voyais : c'était une voiture d'exactement la même marque que la mienne, et des voitures Mercedes étaient rares ici. Pourrait-elle être ma voiture ? Je ne pouvais même pas penser à cela — je commençais déjà à frissonner — j'avais extrêmement peur.</text:p>
      <text:p text:style-name="P1"/>
      <text:p text:style-name="P1">Enfin, j'ai eu le courage d'aller regarder. Mon cerveau, mes reconnaissances, avaient raison. Je savais que je n'aurais pas dû laisser ma voiture précieuse et neuve comme elle était dans cette rue ce soir là, mais quand je suis rentrée il n'y avait plus de place dans le parking dans lequel je gare ma voiture d'habitude. Oui, ma voiture a été incinérée dans les émeutes qui ont atteintes mon quartier tard hier soir, probablement par des jeunes qui participaient au « concours » inventé par les médias entre les autres quartiers avec toute la publicité qu'ils donnent aux émeutes, de façon « deux voitures ont été brûlées à Bobigny, où toutes ces émeutes ont commencées », ainsi en invitant les jeunes des autres quartiers d'essayer de faire mieux que leurs voisins.</text:p>
      <text:p text:style-name="P1"/>
      <text:p text:style-name="P1">Quand je me suis enfin retournée, il y avait des gendarmes :</text:p>
      <text:p text:style-name="P1"/>
      <text:list xml:id="list259306306" text:style-name="L1">
        <text:list-item>
          <text:p text:style-name="P2">Monsieur, j'ai dit d'une voix tremblante à l'homme qui sortait de sa voiture, je crois que c'est ma voiture là-bas.</text:p>
        </text:list-item>
        <text:list-item>
          <text:p text:style-name="P2">C'était tard hier soir, il n'y avait personne dedans, ne vous inquiétez pas pour ça Madame.</text:p>
        </text:list-item>
        <text:list-item>
          <text:p text:style-name="P2">Je sais, je suis la seule qui l'utilise ! Je suppose que c'était des gamins qui n'avaient rien d'autre à faire hier soir que de brûler un Mercedes presque neuf – ouarf ! Qu'allez-vous faire ?</text:p>
        </text:list-item>
        <text:list-item>
          <text:p text:style-name="P2">Il n'y a rien que nous pouvons faire, honnêtement, Madame, nous sommes vraiment désolés. Vous avez de l'assurance, je suppose ?</text:p>
        </text:list-item>
        <text:list-item>
          <text:p text:style-name="P2">Non non, c'est un Mercedes neuf … Mais bien sur que j'ai de l'assurance !</text:p>
        </text:list-item>
        <text:list-item>
          <text:p text:style-name="P2">C'est bien alors, rigola-t-il en appréciant visiblement ma plaisanterie mélangée avec ma colère qui était à moitié sarcastique, il faudra que vous alliez en discuter avec votre agent d'assurance et nous laisser nous débarrasser de votre voiture.</text:p>
        </text:list-item>
      </text:list>
      <text:p text:style-name="P1"/>
      <text:p text:style-name="P1">Soudain, son portable a sonné et il a été obligé de répondre à l'appel. Il s'est éloigné de moi en s'excusant et en signalant de sa main libre de revenir plus tard dans la journée, et alors j'ai pris cette geste comme signe de m'en a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 Long</meta:initial-creator>
    <meta:creation-date>2010-12-08T19:42:50</meta:creation-date>
    <dc:date>2011-06-22T17:38:52</dc:date>
    <dc:creator>Isabell Long</dc:creator>
    <meta:editing-duration>PT02H06M01S</meta:editing-duration>
    <meta:editing-cycles>29</meta:editing-cycles>
    <meta:generator>OpenOffice.org/3.2$Unix OpenOffice.org_project/320m18$Build-9502</meta:generator>
    <meta:printed-by>Isabell Long</meta:printed-by>
    <meta:print-date>2010-12-09T09:29:05</meta:print-date>
    <meta:document-statistic meta:table-count="0" meta:image-count="0" meta:object-count="0" meta:page-count="1" meta:paragraph-count="10" meta:word-count="422" meta:character-count="2384"/>
  </office:meta>
</office:document-meta>
</file>